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ffff" draw:fill-gradient-name="Linear_20_blue_2f_white"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vertical-align="middle" draw:auto-grow-height="false" fo:min-height="0cm" fo:min-width="0cm"/>
    </style:style>
    <style:style style:name="gr4" style:family="graphic" style:parent-style-name="standard">
      <style:graphic-properties svg:stroke-color="#94bd5e" draw:fill="solid" draw:fill-color="#ffffff" draw:textarea-horizontal-align="left" draw:textarea-vertical-align="top" draw:auto-grow-height="false"/>
    </style:style>
    <style:style style:name="gr5" style:family="graphic" style:parent-style-name="standard">
      <style:graphic-properties svg:stroke-color="#94bd5e" draw:fill="solid" draw:fill-color="#ffffff" draw:textarea-horizontal-align="left" draw:textarea-vertical-align="top" draw:auto-grow-height="false"/>
    </style:style>
    <style:style style:name="gr6" style:family="graphic" style:parent-style-name="standard">
      <style:graphic-properties draw:stroke="dash" draw:stroke-dash="Line_20_Style_20_9" svg:stroke-width="0.1cm" svg:stroke-color="#ff0000" draw:marker-start-width="0.35cm" draw:marker-end-width="0.35cm" draw:fill="solid" draw:fill-color="#ffff99" draw:textarea-horizontal-align="left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fill="gradient" draw:fill-gradient-name="Gradient_20_7" draw:textarea-horizontal-align="justify" draw:textarea-vertical-align="top" draw:auto-grow-height="false"/>
    </style:style>
    <style:style style:name="gr8" style:family="graphic" style:parent-style-name="standard">
      <style:graphic-properties draw:stroke="dash" draw:stroke-dash="Line_20_Style_20_9" svg:stroke-width="0.1cm" svg:stroke-color="#ff0000" draw:marker-start-width="0.35cm" draw:marker-end-width="0.35cm" draw:fill-color="#ffffff" draw:textarea-horizontal-align="left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Line_20_Style_20_9" svg:stroke-width="0.1cm" svg:stroke-color="#ff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solid" draw:stroke-dash="Line_20_Style_20_9" svg:stroke-width="0.1cm" svg:stroke-color="#94bd5e" draw:marker-start-width="0.35cm" draw:marker-end-width="0.35cm" draw:fill="solid" draw:fill-color="#ffff99" draw:textarea-horizontal-align="left" draw:textarea-vertical-align="top" draw:auto-grow-height="fals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  <style:text-properties fo:color="#ffffff"/>
    </style:style>
    <style:style style:name="P2" style:family="paragraph">
      <style:paragraph-properties fo:margin-left="0cm" fo:margin-right="0cm" fo:text-align="center" fo:text-indent="0cm"/>
      <style:text-properties fo:color="#ffffff"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18.8cm" svg:height="9.29cm" svg:x="1cm" svg:y="1cm">
          <text:p text:style-name="P1"><text:span text:style-name="T1">Serveur d'application JEE (Jboss / weblogic / Websphere / ...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613cm" svg:height="1.883cm" svg:x="8.625cm" svg:y="9.025cm">
          <text:p text:style-name="P3"><text:span text:style-name="T2">Annuaire JNDI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5" draw:layer="layout" svg:width="7.393cm" svg:height="4.762cm" draw:transform="rotate (-2.28969744569212) translate (17.686cm 5.631cm)">
          <text:p/>
          <draw:enhanced-geometry svg:viewBox="0 0 21600 21600" draw:text-areas="0 0 21600 21600" draw:type="circular-arrow" draw:modifiers="180 -45.7614986134731 8288.24070408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4" draw:text-style-name="P6" draw:layer="layout" svg:width="5.316cm" svg:height="1.757cm" svg:x="13.483cm" svg:y="3.0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5.316cm" svg:height="1.757cm" svg:x="13.25cm" svg:y="2.8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5.316cm" svg:height="1.757cm" svg:x="13.017cm" svg:y="2.645cm">
            <text:p text:style-name="P7"><text:span text:style-name="T3">Ressources </text:span><text:span text:style-name="T3"><text:line-break/></text:span><text:span text:style-name="T3">(datasource / JMS / ...)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8" draw:layer="layout" svg:width="4.054cm" svg:height="2.356cm" svg:x="13.027cm" svg:y="5.735cm">
          <text:p text:style-name="P7"><text:span text:style-name="T3">Installation /</text:span><text:span text:style-name="T3"><text:line-break/></text:span><text:span text:style-name="T3">paramétrages </text:span><text:span text:style-name="T3"><text:line-break/></text:span><text:span text:style-name="T3">des ressourc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488cm" svg:height="6.553cm" draw:transform="rotate (-1.26850530035043) translate (9.979cm 5.528cm)">
          <text:p/>
          <draw:enhanced-geometry svg:viewBox="0 0 21600 21600" draw:mirror-horizontal="true" draw:text-areas="0 0 21600 21600" draw:type="circular-arrow" draw:modifiers="-33.3974312948597 18.5224545053913 7805.536596414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6" draw:layer="layout" svg:width="7.65cm" svg:height="6.231cm" svg:x="1.458cm" svg:y="2.08cm">
          <text:p text:style-name="P6"><text:span text:style-name="T3">Composant JEE (War / EAR / ...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9" draw:layer="layout" svg:width="4.538cm" svg:height="1.777cm" svg:x="1.364cm" svg:y="10.79cm">
          <text:p text:style-name="P7"><text:span text:style-name="T4">Propriétaire</text:span><text:span text:style-name="T4"><text:line-break/></text:span><text:span text:style-name="T4">Change d'un serveur</text:span></text:p>
          <text:p text:style-name="P7"><text:span text:style-name="T4">à l'autr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721cm" svg:height="1.945cm" svg:x="3.127cm" svg:y="7.963cm">
          <text:p text:style-name="P7"><text:span text:style-name="T3">Mapping des </text:span><text:span text:style-name="T3"><text:line-break/></text:span><text:span text:style-name="T3">ressources sur</text:span><text:span text:style-name="T3"><text:line-break/></text:span><text:span text:style-name="T3">l'annuair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852cm" svg:height="1.083cm" svg:x="7.327cm" svg:y="6.1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907cm" svg:height="2.812cm" svg:x="4.46cm" svg:y="5.4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8" draw:layer="layout" svg:width="4.481cm" svg:height="1.332cm" svg:x="5.47cm" svg:y="5.96cm">
          <text:p text:style-name="P7"><text:span text:style-name="T3">jndi-resources.xm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6.666cm" svg:height="2.544cm" svg:x="1.886cm" svg:y="3.327cm">
          <text:p text:style-name="P7"><text:span text:style-name="T3">Descripteur de déploiement <text:s/></text:span></text:p>
          <text:p text:style-name="P7"><text:span text:style-name="T3">(web.xml / ejb-jar.xml)</text:span></text:p>
          <text:p text:style-name="P7"><text:span text:style-name="T3">décrit les besoins de </text:span><text:span text:style-name="T3"><text:line-break/></text:span><text:span text:style-name="T3">ressourc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b8ff" draw:end-color="#ffffff" draw:start-intensity="100%" draw:end-intensity="100%" draw:angle="15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Philippe PRADOS</meta:initial-creator>
    <meta:creation-date>2008-04-04T09:26:35</meta:creation-date>
    <dc:creator>Philippe PRADOS</dc:creator>
    <dc:date>2008-04-04T09:26:57</dc:date>
    <meta:editing-cycles>1</meta:editing-cycles>
    <meta:editing-duration>PT23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